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87.59mm"/>
    </style:style>
    <style:style style:name="co6" style:family="table-column">
      <style:table-column-properties fo:break-before="auto" style:column-width="93.86mm"/>
    </style:style>
    <style:style style:name="co7" style:family="table-column">
      <style:table-column-properties fo:break-before="auto" style:column-width="131.32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108.87mm"/>
    </style:style>
    <style:style style:name="co10" style:family="table-column">
      <style:table-column-properties fo:break-before="auto" style:column-width="86.73mm"/>
    </style:style>
    <style:style style:name="co11" style:family="table-column">
      <style:table-column-properties fo:break-before="auto" style:column-width="102.78mm"/>
    </style:style>
    <style:style style:name="co12" style:family="table-column">
      <style:table-column-properties fo:break-before="auto" style:column-width="99.11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04.85mm"/>
    </style:style>
    <style:style style:name="co15" style:family="table-column">
      <style:table-column-properties fo:break-before="auto" style:column-width="97.21mm"/>
    </style:style>
    <style:style style:name="co16" style:family="table-column">
      <style:table-column-properties fo:break-before="auto" style:column-width="108.66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135.55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128.8mm"/>
    </style:style>
    <style:style style:name="co21" style:family="table-column">
      <style:table-column-properties fo:break-before="auto" style:column-width="83.59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117.35mm"/>
    </style:style>
    <style:style style:name="co24" style:family="table-column">
      <style:table-column-properties fo:break-before="auto" style:column-width="102.11mm"/>
    </style:style>
    <style:style style:name="co25" style:family="table-column">
      <style:table-column-properties fo:break-before="auto" style:column-width="78.4mm"/>
    </style:style>
    <style:style style:name="co26" style:family="table-column">
      <style:table-column-properties fo:break-before="auto" style:column-width="105.92mm"/>
    </style:style>
    <style:style style:name="co27" style:family="table-column">
      <style:table-column-properties fo:break-before="auto" style:column-width="109.54mm"/>
    </style:style>
    <style:style style:name="co28" style:family="table-column">
      <style:table-column-properties fo:break-before="auto" style:column-width="57.36mm"/>
    </style:style>
    <style:style style:name="co29" style:family="table-column">
      <style:table-column-properties fo:break-before="auto" style:column-width="99.64mm"/>
    </style:style>
    <style:style style:name="co30" style:family="table-column">
      <style:table-column-properties fo:break-before="auto" style:column-width="81.37mm"/>
    </style:style>
    <style:style style:name="co31" style:family="table-column">
      <style:table-column-properties fo:break-before="auto" style:column-width="127.72mm"/>
    </style:style>
    <style:style style:name="co32" style:family="table-column">
      <style:table-column-properties fo:break-before="auto" style:column-width="61.07mm"/>
    </style:style>
    <style:style style:name="co33" style:family="table-column">
      <style:table-column-properties fo:break-before="auto" style:column-width="65.09mm"/>
    </style:style>
    <style:style style:name="co34" style:family="table-column">
      <style:table-column-properties fo:break-before="auto" style:column-width="74.12mm"/>
    </style:style>
    <style:style style:name="co35" style:family="table-column">
      <style:table-column-properties fo:break-before="auto" style:column-width="86.24mm"/>
    </style:style>
    <style:style style:name="co36" style:family="table-column">
      <style:table-column-properties fo:break-before="auto" style:column-width="90.4mm"/>
    </style:style>
    <style:style style:name="co37" style:family="table-column">
      <style:table-column-properties fo:break-before="auto" style:column-width="120.91mm"/>
    </style:style>
    <style:style style:name="co38" style:family="table-column">
      <style:table-column-properties fo:break-before="auto" style:column-width="93.4mm"/>
    </style:style>
    <style:style style:name="co39" style:family="table-column">
      <style:table-column-properties fo:break-before="auto" style:column-width="75.35mm"/>
    </style:style>
    <style:style style:name="co40" style:family="table-column">
      <style:table-column-properties fo:break-before="auto" style:column-width="89.78mm"/>
    </style:style>
    <style:style style:name="co41" style:family="table-column">
      <style:table-column-properties fo:break-before="auto" style:column-width="93.35mm"/>
    </style:style>
    <style:style style:name="co42" style:family="table-column">
      <style:table-column-properties fo:break-before="auto" style:column-width="89.32mm"/>
    </style:style>
    <style:style style:name="co43" style:family="table-column">
      <style:table-column-properties fo:break-before="auto" style:column-width="111.04mm"/>
    </style:style>
    <style:style style:name="co44" style:family="table-column">
      <style:table-column-properties fo:break-before="auto" style:column-width="60.1mm"/>
    </style:style>
    <style:style style:name="co45" style:family="table-column">
      <style:table-column-properties fo:break-before="auto" style:column-width="44.56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109.03mm"/>
    </style:style>
    <style:style style:name="co48" style:family="table-column">
      <style:table-column-properties fo:break-before="auto" style:column-width="104.02mm"/>
    </style:style>
    <style:style style:name="co49" style:family="table-column">
      <style:table-column-properties fo:break-before="auto" style:column-width="78.42mm"/>
    </style:style>
    <style:style style:name="co50" style:family="table-column">
      <style:table-column-properties fo:break-before="auto" style:column-width="94.93mm"/>
    </style:style>
    <style:style style:name="co51" style:family="table-column">
      <style:table-column-properties fo:break-before="auto" style:column-width="114.51mm"/>
    </style:style>
    <style:style style:name="co52" style:family="table-column">
      <style:table-column-properties fo:break-before="auto" style:column-width="84.97mm"/>
    </style:style>
    <style:style style:name="co53" style:family="table-column">
      <style:table-column-properties fo:break-before="auto" style:column-width="97.58mm"/>
    </style:style>
    <style:style style:name="co54" style:family="table-column">
      <style:table-column-properties fo:break-before="auto" style:column-width="109.26mm"/>
    </style:style>
    <style:style style:name="co55" style:family="table-column">
      <style:table-column-properties fo:break-before="auto" style:column-width="92.59mm"/>
    </style:style>
    <style:style style:name="co56" style:family="table-column">
      <style:table-column-properties fo:break-before="auto" style:column-width="95.59mm"/>
    </style:style>
    <style:style style:name="co57" style:family="table-column">
      <style:table-column-properties fo:break-before="auto" style:column-width="96.4mm"/>
    </style:style>
    <style:style style:name="co58" style:family="table-column">
      <style:table-column-properties fo:break-before="auto" style:column-width="85.02mm"/>
    </style:style>
    <style:style style:name="co59" style:family="table-column">
      <style:table-column-properties fo:break-before="auto" style:column-width="94.49mm"/>
    </style:style>
    <style:style style:name="co60" style:family="table-column">
      <style:table-column-properties fo:break-before="auto" style:column-width="113.28mm"/>
    </style:style>
    <style:style style:name="co61" style:family="table-column">
      <style:table-column-properties fo:break-before="auto" style:column-width="134.11mm"/>
    </style:style>
    <style:style style:name="co62" style:family="table-column">
      <style:table-column-properties fo:break-before="auto" style:column-width="98.87mm"/>
    </style:style>
    <style:style style:name="co63" style:family="table-column">
      <style:table-column-properties fo:break-before="auto" style:column-width="110.08mm"/>
    </style:style>
    <style:style style:name="co64" style:family="table-column">
      <style:table-column-properties fo:break-before="auto" style:column-width="152.81mm"/>
    </style:style>
    <style:style style:name="co65" style:family="table-column">
      <style:table-column-properties fo:break-before="auto" style:column-width="80.17mm"/>
    </style:style>
    <style:style style:name="co66" style:family="table-column">
      <style:table-column-properties fo:break-before="auto" style:column-width="101.05mm"/>
    </style:style>
    <style:style style:name="co67" style:family="table-column">
      <style:table-column-properties fo:break-before="auto" style:column-width="88.11mm"/>
    </style:style>
    <style:style style:name="co68" style:family="table-column">
      <style:table-column-properties fo:break-before="auto" style:column-width="83.8mm"/>
    </style:style>
    <style:style style:name="co69" style:family="table-column">
      <style:table-column-properties fo:break-before="auto" style:column-width="90.47mm"/>
    </style:style>
    <style:style style:name="co70" style:family="table-column">
      <style:table-column-properties fo:break-before="auto" style:column-width="79.8mm"/>
    </style:style>
    <style:style style:name="co71" style:family="table-column">
      <style:table-column-properties fo:break-before="auto" style:column-width="94.1mm"/>
    </style:style>
    <style:style style:name="co72" style:family="table-column">
      <style:table-column-properties fo:break-before="auto" style:column-width="91.85mm"/>
    </style:style>
    <style:style style:name="co73" style:family="table-column">
      <style:table-column-properties fo:break-before="auto" style:column-width="104.69mm"/>
    </style:style>
    <style:style style:name="co74" style:family="table-column">
      <style:table-column-properties fo:break-before="auto" style:column-width="110.14mm"/>
    </style:style>
    <style:style style:name="co75" style:family="table-column">
      <style:table-column-properties fo:break-before="auto" style:column-width="102.36mm"/>
    </style:style>
    <style:style style:name="co76" style:family="table-column">
      <style:table-column-properties fo:break-before="auto" style:column-width="101.21mm"/>
    </style:style>
    <style:style style:name="co77" style:family="table-column">
      <style:table-column-properties fo:break-before="auto" style:column-width="96.34mm"/>
    </style:style>
    <style:style style:name="co78" style:family="table-column">
      <style:table-column-properties fo:break-before="auto" style:column-width="109.75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97.75mm"/>
    </style:style>
    <style:style style:name="co81" style:family="table-column">
      <style:table-column-properties fo:break-before="auto" style:column-width="101.56mm"/>
    </style:style>
    <style:style style:name="co82" style:family="table-column">
      <style:table-column-properties fo:break-before="auto" style:column-width="97.1mm"/>
    </style:style>
    <style:style style:name="co83" style:family="table-column">
      <style:table-column-properties fo:break-before="auto" style:column-width="154.11mm"/>
    </style:style>
    <style:style style:name="co84" style:family="table-column">
      <style:table-column-properties fo:break-before="auto" style:column-width="131.25mm"/>
    </style:style>
    <style:style style:name="co85" style:family="table-column">
      <style:table-column-properties fo:break-before="auto" style:column-width="123.35mm"/>
    </style:style>
    <style:style style:name="co86" style:family="table-column">
      <style:table-column-properties fo:break-before="auto" style:column-width="91.76mm"/>
    </style:style>
    <style:style style:name="co87" style:family="table-column">
      <style:table-column-properties fo:break-before="auto" style:column-width="58.46mm"/>
    </style:style>
    <style:style style:name="co88" style:family="table-column">
      <style:table-column-properties fo:break-before="auto" style:column-width="62.34mm"/>
    </style:style>
    <style:style style:name="co89" style:family="table-column">
      <style:table-column-properties fo:break-before="auto" style:column-width="60.38mm"/>
    </style:style>
    <style:style style:name="co90" style:family="table-column">
      <style:table-column-properties fo:break-before="auto" style:column-width="105.39mm"/>
    </style:style>
    <style:style style:name="co91" style:family="table-column">
      <style:table-column-properties fo:break-before="auto" style:column-width="100.45mm"/>
    </style:style>
    <style:style style:name="co92" style:family="table-column">
      <style:table-column-properties fo:break-before="auto" style:column-width="108.37mm"/>
    </style:style>
    <style:style style:name="co93" style:family="table-column">
      <style:table-column-properties fo:break-before="auto" style:column-width="116.28mm"/>
    </style:style>
    <style:style style:name="co94" style:family="table-column">
      <style:table-column-properties fo:break-before="auto" style:column-width="82.59mm"/>
    </style:style>
    <style:style style:name="co95" style:family="table-column">
      <style:table-column-properties fo:break-before="auto" style:column-width="119.27mm"/>
    </style:style>
    <style:style style:name="co96" style:family="table-column">
      <style:table-column-properties fo:break-before="auto" style:column-width="130.85mm"/>
    </style:style>
    <style:style style:name="co97" style:family="table-column">
      <style:table-column-properties fo:break-before="auto" style:column-width="88.04mm"/>
    </style:style>
    <style:style style:name="co98" style:family="table-column">
      <style:table-column-properties fo:break-before="auto" style:column-width="105.6mm"/>
    </style:style>
    <style:style style:name="co99" style:family="table-column">
      <style:table-column-properties fo:break-before="auto" style:column-width="130.35mm"/>
    </style:style>
    <style:style style:name="co100" style:family="table-column">
      <style:table-column-properties fo:break-before="auto" style:column-width="84.03mm"/>
    </style:style>
    <style:style style:name="co101" style:family="table-column">
      <style:table-column-properties fo:break-before="auto" style:column-width="90.61mm"/>
    </style:style>
    <style:style style:name="co102" style:family="table-column">
      <style:table-column-properties fo:break-before="auto" style:column-width="99.34mm"/>
    </style:style>
    <style:style style:name="co103" style:family="table-column">
      <style:table-column-properties fo:break-before="auto" style:column-width="101.12mm"/>
    </style:style>
    <style:style style:name="co104" style:family="table-column">
      <style:table-column-properties fo:break-before="auto" style:column-width="120.12mm"/>
    </style:style>
    <style:style style:name="co105" style:family="table-column">
      <style:table-column-properties fo:break-before="auto" style:column-width="143.42mm"/>
    </style:style>
    <style:style style:name="co106" style:family="table-column">
      <style:table-column-properties fo:break-before="auto" style:column-width="87.42mm"/>
    </style:style>
    <style:style style:name="co107" style:family="table-column">
      <style:table-column-properties fo:break-before="auto" style:column-width="63.16mm"/>
    </style:style>
    <style:style style:name="co108" style:family="table-column">
      <style:table-column-properties fo:break-before="auto" style:column-width="107.54mm"/>
    </style:style>
    <style:style style:name="co109" style:family="table-column">
      <style:table-column-properties fo:break-before="auto" style:column-width="87.12mm"/>
    </style:style>
    <style:style style:name="co110" style:family="table-column">
      <style:table-column-properties fo:break-before="auto" style:column-width="103.21mm"/>
    </style:style>
    <style:style style:name="co111" style:family="table-column">
      <style:table-column-properties fo:break-before="auto" style:column-width="61.77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92.97mm"/>
    </style:style>
    <style:style style:name="co148" style:family="table-column">
      <style:table-column-properties fo:break-before="auto" style:column-width="95.23mm"/>
    </style:style>
    <style:style style:name="co149" style:family="table-column">
      <style:table-column-properties fo:break-before="auto" style:column-width="146.76mm"/>
    </style:style>
    <style:style style:name="co150" style:family="table-column">
      <style:table-column-properties fo:break-before="auto" style:column-width="76.52mm"/>
    </style:style>
    <style:style style:name="co151" style:family="table-column">
      <style:table-column-properties fo:break-before="auto" style:column-width="80.87mm"/>
    </style:style>
    <style:style style:name="co152" style:family="table-column">
      <style:table-column-properties fo:break-before="auto" style:column-width="110.3mm"/>
    </style:style>
    <style:style style:name="co153" style:family="table-column">
      <style:table-column-properties fo:break-before="auto" style:column-width="107.17mm"/>
    </style:style>
    <style:style style:name="co154" style:family="table-column">
      <style:table-column-properties fo:break-before="auto" style:column-width="84.42mm"/>
    </style:style>
    <style:style style:name="co155" style:family="table-column">
      <style:table-column-properties fo:break-before="auto" style:column-width="99.1mm"/>
    </style:style>
    <style:style style:name="co156" style:family="table-column">
      <style:table-column-properties fo:break-before="auto" style:column-width="61.86mm"/>
    </style:style>
    <style:style style:name="co157" style:family="table-column">
      <style:table-column-properties fo:break-before="auto" style:column-width="124.18mm"/>
    </style:style>
    <style:style style:name="co158" style:family="table-column">
      <style:table-column-properties fo:break-before="auto" style:column-width="102.66mm"/>
    </style:style>
    <style:style style:name="co159" style:family="table-column">
      <style:table-column-properties fo:break-before="auto" style:column-width="89.04mm"/>
    </style:style>
    <style:style style:name="co160" style:family="table-column">
      <style:table-column-properties fo:break-before="auto" style:column-width="118.73mm"/>
    </style:style>
    <style:style style:name="co161" style:family="table-column">
      <style:table-column-properties fo:break-before="auto" style:column-width="98.85mm"/>
    </style:style>
    <style:style style:name="co162" style:family="table-column">
      <style:table-column-properties fo:break-before="auto" style:column-width="135.61mm"/>
    </style:style>
    <style:style style:name="co163" style:family="table-column">
      <style:table-column-properties fo:break-before="auto" style:column-width="89.87mm"/>
    </style:style>
    <style:style style:name="co164" style:family="table-column">
      <style:table-column-properties fo:break-before="auto" style:column-width="141.87mm"/>
    </style:style>
    <style:style style:name="co165" style:family="table-column">
      <style:table-column-properties fo:break-before="auto" style:column-width="129.89mm"/>
    </style:style>
    <style:style style:name="co166" style:family="table-column">
      <style:table-column-properties fo:break-before="auto" style:column-width="111.92mm"/>
    </style:style>
    <style:style style:name="co167" style:family="table-column">
      <style:table-column-properties fo:break-before="auto" style:column-width="124.44mm"/>
    </style:style>
    <style:style style:name="co168" style:family="table-column">
      <style:table-column-properties fo:break-before="auto" style:column-width="65.58mm"/>
    </style:style>
    <style:style style:name="co169" style:family="table-column">
      <style:table-column-properties fo:break-before="auto" style:column-width="108.92mm"/>
    </style:style>
    <style:style style:name="co170" style:family="table-column">
      <style:table-column-properties fo:break-before="auto" style:column-width="112.2mm"/>
    </style:style>
    <style:style style:name="co171" style:family="table-column">
      <style:table-column-properties fo:break-before="auto" style:column-width="87.14mm"/>
    </style:style>
    <style:style style:name="co172" style:family="table-column">
      <style:table-column-properties fo:break-before="auto" style:column-width="97.4mm"/>
    </style:style>
    <style:style style:name="co173" style:family="table-column">
      <style:table-column-properties fo:break-before="auto" style:column-width="95.81mm"/>
    </style:style>
    <style:style style:name="co174" style:family="table-column">
      <style:table-column-properties fo:break-before="auto" style:column-width="85.16mm"/>
    </style:style>
    <style:style style:name="co175" style:family="table-column">
      <style:table-column-properties fo:break-before="auto" style:column-width="128.29mm"/>
    </style:style>
    <style:style style:name="co176" style:family="table-column">
      <style:table-column-properties fo:break-before="auto" style:column-width="131.53mm"/>
    </style:style>
    <style:style style:name="co177" style:family="table-column">
      <style:table-column-properties fo:break-before="auto" style:column-width="88.49mm"/>
    </style:style>
    <style:style style:name="co178" style:family="table-column">
      <style:table-column-properties fo:break-before="auto" style:column-width="98.04mm"/>
    </style:style>
    <style:style style:name="co179" style:family="table-column">
      <style:table-column-properties fo:break-before="auto" style:column-width="91.63mm"/>
    </style:style>
    <style:style style:name="co180" style:family="table-column">
      <style:table-column-properties fo:break-before="auto" style:column-width="72.16mm"/>
    </style:style>
    <style:style style:name="co181" style:family="table-column">
      <style:table-column-properties fo:break-before="auto" style:column-width="48.17mm"/>
    </style:style>
    <style:style style:name="co182" style:family="table-column">
      <style:table-column-properties fo:break-before="auto" style:column-width="140.25mm"/>
    </style:style>
    <style:style style:name="co183" style:family="table-column">
      <style:table-column-properties fo:break-before="auto" style:column-width="98.3mm"/>
    </style:style>
    <style:style style:name="co184" style:family="table-column">
      <style:table-column-properties fo:break-before="auto" style:column-width="134.25mm"/>
    </style:style>
    <style:style style:name="co185" style:family="table-column">
      <style:table-column-properties fo:break-before="auto" style:column-width="110.01mm"/>
    </style:style>
    <style:style style:name="co186" style:family="table-column">
      <style:table-column-properties fo:break-before="auto" style:column-width="66.71mm"/>
    </style:style>
    <style:style style:name="co187" style:family="table-column">
      <style:table-column-properties fo:break-before="auto" style:column-width="92.32mm"/>
    </style:style>
    <style:style style:name="co188" style:family="table-column">
      <style:table-column-properties fo:break-before="auto" style:column-width="48.08mm"/>
    </style:style>
    <style:style style:name="co189" style:family="table-column">
      <style:table-column-properties fo:break-before="auto" style:column-width="52.18mm"/>
    </style:style>
    <style:style style:name="co190" style:family="table-column">
      <style:table-column-properties fo:break-before="auto" style:column-width="46.83mm"/>
    </style:style>
    <style:style style:name="co191" style:family="table-column">
      <style:table-column-properties fo:break-before="auto" style:column-width="61.26mm"/>
    </style:style>
    <style:style style:name="co19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17" style:family="table-cell" style:parent-style-name="Excel_20_Built-in_20_Normal" style:data-style-name="N4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R252:Sheet1.WT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2" table:default-cell-style-name="ce226"/>
        <table:table-column table:style-name="co5" table:default-cell-style-name="ce226"/>
        <table:table-column table:style-name="co152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number-columns-repeated="2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6:0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4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1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6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3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8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5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4"/>
          <table:table-cell table:style-name="Default"/>
          <table:table-cell table:number-columns-repeated="553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47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52"/>
          <table:table-cell table:style-name="ce226"/>
          <table:table-cell table:number-columns-repeated="550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6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1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1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2"/>
          <table:table-cell table:style-name="Default"/>
          <table:table-cell table:number-columns-repeated="3"/>
          <table:table-cell table:style-name="Default" table:number-columns-repeated="5"/>
          <table:table-cell table:number-columns-repeated="510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0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8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3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6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7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3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3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7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5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6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4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4"/>
          <table:table-cell office:value-type="string" calcext:value-type="string">
            <text:p>03:08-03:25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3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2"/>
          <table:table-cell table:style-name="ce106" office:value-type="string" calcext:value-type="string">
            <text:p>02:45$pickup /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1"/>
          <table:table-cell office:value-type="time" office:time-value="PT10H35M00S" calcext:value-type="time">
            <text:p>10:35</text:p>
          </table:table-cell>
          <table:table-cell table:number-columns-repeated="514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7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2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2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2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7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3"/>
          <table:table-cell office:value-type="time" office:time-value="PT08H54M00S" calcext:value-type="time">
            <text:p>08:54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6"/>
          <table:table-cell office:value-type="time" office:time-value="PT08H50M00S" calcext:value-type="time">
            <text:p>08:50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8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 table:number-rows-repeated="1048322">
          <table:table-cell table:number-columns-repeated="967"/>
        </table:table-row>
        <table:table-row table:style-name="ro2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5-03T22:47:51.639000000</dc:date>
    <meta:editing-duration>P20DT11H24M34S</meta:editing-duration>
    <meta:editing-cycles>718</meta:editing-cycles>
    <meta:generator>LibreOffice/6.2.8.2$Windows_X86_64 LibreOffice_project/f82ddfca21ebc1e222a662a32b25c0c9d20169ee</meta:generator>
    <meta:document-statistic meta:table-count="1" meta:cell-count="6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R252:Sheet1.WT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R252:Sheet1.WT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